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47af" officeooo:paragraph-rsid="000a47af"/>
    </style:style>
    <style:style style:name="P2" style:family="paragraph" style:parent-style-name="Standard">
      <style:text-properties fo:font-size="15pt" officeooo:rsid="000a47af" officeooo:paragraph-rsid="000a47af" style:font-size-asian="15pt" style:font-size-complex="15pt"/>
    </style:style>
    <style:style style:name="P3" style:family="paragraph" style:parent-style-name="Standard">
      <style:text-properties fo:color="#ff0000" fo:font-size="22pt" officeooo:rsid="000a47af" officeooo:paragraph-rsid="000a47af" style:font-size-asian="22pt" style:language-asian="zh" style:country-asian="CN" style:font-size-complex="22pt"/>
    </style:style>
    <style:style style:name="T1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用法与BufferedReader类的用法一样</text:p>
      <text:p text:style-name="P1"><text:span text:style-name="T1"/></text:p>
      <text:p text:style-name="P2"><text:tab/> * 使用FileOutputStream类的高效缓冲流来复制文件</text:p>
      <text:p text:style-name="P2"><text:tab/> */</text:p>
      <text:p text:style-name="P2"><text:tab/>public static void main(String[] args) {</text:p>
      <text:p text:style-name="P2"><text:tab/><text:tab/>// TODO Auto-generated method stub</text:p>
      <text:p text:style-name="P2"><text:tab/><text:tab/>Copy();</text:p>
      <text:p text:style-name="P2"><text:tab/>}</text:p>
      <text:p text:style-name="P2"><text:s text:c="4"/>public static void Copy(){</text:p>
      <text:p text:style-name="P2"><text:s text:c="4"/><text:tab/>//创建输入流</text:p>
      <text:p text:style-name="P2"><text:s text:c="8"/>FileInputStream <text:s/>fis=null;</text:p>
      <text:p text:style-name="P2"><text:s text:c="4"/><text:tab/>//创建输出流</text:p>
      <text:p text:style-name="P2"><text:s text:c="4"/><text:tab/>FileOutputStream fos=null;</text:p>
      <text:p text:style-name="P2"><text:s text:c="4"/><text:tab/>//创建高效缓冲区输入流</text:p>
      <text:p text:style-name="P2"><text:s text:c="4"/><text:tab/>BufferedInputStream br=null;</text:p>
      <text:p text:style-name="P2"><text:s text:c="4"/><text:tab/>//创建高效缓冲区输出流</text:p>
      <text:p text:style-name="P2"><text:s text:c="4"/><text:tab/>BufferedOutputStream bo=null;</text:p>
      <text:p text:style-name="P2"><text:s text:c="4"/><text:tab/>try {</text:p>
      <text:p text:style-name="P2"><text:tab/><text:tab/> fis=new FileInputStream("src/lian/Copy.java");</text:p>
      <text:p text:style-name="P2"><text:tab/><text:tab/> fos=new FileOutputStream("Copy.java");</text:p>
      <text:p text:style-name="P2"><text:tab/><text:tab/> br=new BufferedInputStream(fis);</text:p>
      <text:p text:style-name="P2"><text:tab/><text:tab/> bo=new BufferedOutputStream(fos);</text:p>
      <text:p text:style-name="P2"><text:tab/><text:tab/> int num=-1;</text:p>
      <text:p text:style-name="P2"><text:tab/><text:tab/> byte byt[] =new byte[1024];</text:p>
      <text:p text:style-name="P2"><text:tab/><text:tab/> while((num=br.read(byt))!=-1){</text:p>
      <text:p text:style-name="P2"><text:tab/><text:tab/><text:tab/> bo.write(byt);</text:p>
      <text:p text:style-name="P2"><text:tab/><text:tab/> }</text:p>
      <text:p text:style-name="P2"><text:tab/><text:tab/> bo.flush();</text:p>
      <text:p text:style-name="P2"><text:tab/><text:tab/>} catch (FileNotFoundException e) {</text:p>
      <text:p text:style-name="P2"><text:tab/><text:tab/><text:tab/>// TODO Auto-generated catch block</text:p>
      <text:p text:style-name="P2"><text:tab/><text:tab/><text:tab/>e.printStackTrace();</text:p>
      <text:p text:style-name="P2"><text:tab/><text:tab/>}catch (IOException e){</text:p>
      <text:p text:style-name="P2"><text:tab/><text:tab/><text:tab/>e.printStackTrace();</text:p>
      <text:p text:style-name="P2"><text:tab/><text:tab/>}finally{</text:p>
      <text:p text:style-name="P2"><text:tab/><text:tab/></text:p>
      <text:p text:style-name="P2"><text:tab/><text:tab/><text:tab/><text:tab/>try {</text:p>
      <text:p text:style-name="P2"><text:tab/><text:tab/><text:tab/><text:tab/><text:tab/>if(bo!=null)</text:p>
      <text:p text:style-name="P2"><text:tab/><text:tab/><text:tab/><text:tab/><text:tab/>bo.close();</text:p>
      <text:p text:style-name="P2"><text:tab/><text:tab/><text:tab/><text:tab/><text:tab/>if(br!=null)</text:p>
      <text:p text:style-name="P2"><text:tab/><text:tab/><text:tab/><text:tab/><text:tab/><text:tab/>br.close();</text:p>
      <text:p text:style-name="P2"><text:tab/><text:tab/><text:tab/><text:tab/>} catch (IOException e) {</text:p>
      <text:p text:style-name="P2"><text:soft-page-break/><text:tab/><text:tab/><text:tab/><text:tab/><text:tab/>// TODO Auto-generated catch block</text:p>
      <text:p text:style-name="P2"><text:tab/><text:tab/><text:tab/><text:tab/><text:tab/>e.printStackTrace();</text:p>
      <text:p text:style-name="P2"><text:tab/><text:tab/><text:tab/><text:tab/>}</text:p>
      <text:p text:style-name="P2"><text:tab/><text:tab/>}</text:p>
      <text:p text:style-name="P2"><text:s text:c="4"/><text:tab/></text:p>
      <text:p text:style-name="P2"><text:s text:c="4"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7S</meta:editing-duration>
    <meta:editing-cycles>3</meta:editing-cycles>
    <meta:generator>LibreOffice/5.3.0.3$Windows_X86_64 LibreOffice_project/7074905676c47b82bbcfbea1aeefc84afe1c50e1</meta:generator>
    <dc:date>2017-12-28T23:00:29.850000000</dc:date>
    <meta:document-statistic meta:table-count="0" meta:image-count="0" meta:object-count="0" meta:page-count="2" meta:paragraph-count="47" meta:word-count="143" meta:character-count="999" meta:non-whitespace-character-count="789"/>
    <meta:user-defined meta:name="Info 1"/>
    <meta:user-defined meta:name="Info 2"/>
    <meta:user-defined meta:name="Info 3"/>
    <meta:user-defined meta:name="Info 4"/>
  </office:meta>
</office:document-meta>
</file>